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RE042</text:p>
          </table:table-cell>
          <table:table-cell office:value-type="string">
            <text:p>Tuatara</text:p>
          </table:table-cell>
          <table:table-cell office:value-type="string">
            <text:p>Living Fossil</text:p>
          </table:table-cell>
          <table:table-cell office:value-type="string">
            <text:p>Life on Land</text:p>
          </table:table-cell>
          <table:table-cell office:value-type="string">
            <text:p>Reptil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RE018</text:p>
          </table:table-cell>
          <table:table-cell office:value-type="string">
            <text:p>Mugger Crocodile</text:p>
          </table:table-cell>
          <table:table-cell office:value-type="string">
            <text:p>Ambush!</text:p>
          </table:table-cell>
          <table:table-cell office:value-type="string">
            <text:p>Oceans and Seas</text:p>
          </table:table-cell>
          <table:table-cell office:value-type="string">
            <text:p>Ocean Reptil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string">
            <text:p>Crocodile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2">02/04/2026</text:date>, <text:time>22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4-02T22:04:39.80</dc:date>
    <meta:editing-duration>PT11H17M28S</meta:editing-duration>
    <meta:editing-cycles>50</meta:editing-cycles>
    <meta:generator>OpenOffice/4.1.14$Win32 OpenOffice.org_project/4114m1$Build-9811</meta:generator>
    <dc:creator>Cecil La</dc:creator>
    <meta:document-statistic meta:table-count="1" meta:cell-count="985" meta:object-count="0"/>
  </office:meta>
</office:document-meta>
</file>